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4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755cm"/>
    </style:style>
    <style:style style:name="co4" style:family="table-column">
      <style:table-column-properties fo:break-before="auto" style:column-width="3.971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096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36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58" table:default-cell-style-name="Default"/>
        <table:table-row table:style-name="ro1"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Imie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Miejsce zamieszkania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Telef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drzejczak </text:p>
          </table:table-cell>
          <table:table-cell office:value-type="string" calcext:value-type="string">
            <text:p>Adam</text:p>
          </table:table-cell>
          <table:table-cell table:style-name="ce2" office:value-type="string" calcext:value-type="string">
            <text:p>III C</text:p>
          </table:table-cell>
          <table:table-cell office:value-type="string" calcext:value-type="string">
            <text:p>Bydgoszcz</text:p>
          </table:table-cell>
          <table:table-cell table:style-name="ce3" office:value-type="date" office:date-value="1995-02-12" calcext:value-type="date">
            <text:p>12.02.1995</text:p>
          </table:table-cell>
          <table:table-cell office:value-type="float" office:value="634213643" calcext:value-type="float">
            <text:p>6342136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rowicz</text:p>
          </table:table-cell>
          <table:table-cell office:value-type="string" calcext:value-type="string">
            <text:p>Artur</text:p>
          </table:table-cell>
          <table:table-cell table:style-name="ce2" office:value-type="string" calcext:value-type="string">
            <text:p>III B</text:p>
          </table:table-cell>
          <table:table-cell office:value-type="string" calcext:value-type="string">
            <text:p>Koronowo</text:p>
          </table:table-cell>
          <table:table-cell table:style-name="ce3" office:value-type="date" office:date-value="1995-11-21" calcext:value-type="date">
            <text:p>21.11.1995</text:p>
          </table:table-cell>
          <table:table-cell office:value-type="float" office:value="829192322" calcext:value-type="float">
            <text:p>8291923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ybul</text:p>
          </table:table-cell>
          <table:table-cell office:value-type="string" calcext:value-type="string">
            <text:p>Marek</text:p>
          </table:table-cell>
          <table:table-cell table:style-name="ce2" office:value-type="string" calcext:value-type="string">
            <text:p>III C</text:p>
          </table:table-cell>
          <table:table-cell office:value-type="string" calcext:value-type="string">
            <text:p>Bydgoszcz</text:p>
          </table:table-cell>
          <table:table-cell table:style-name="ce3" office:value-type="date" office:date-value="1995-08-30" calcext:value-type="date">
            <text:p>30.08.1995</text:p>
          </table:table-cell>
          <table:table-cell office:value-type="float" office:value="509834231" calcext:value-type="float">
            <text:p>5098342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ębowska</text:p>
          </table:table-cell>
          <table:table-cell office:value-type="string" calcext:value-type="string">
            <text:p>Anna</text:p>
          </table:table-cell>
          <table:table-cell table:style-name="ce2" office:value-type="string" calcext:value-type="string">
            <text:p>III A</text:p>
          </table:table-cell>
          <table:table-cell office:value-type="string" calcext:value-type="string">
            <text:p>Białe Błota</text:p>
          </table:table-cell>
          <table:table-cell table:style-name="ce3" office:value-type="date" office:date-value="1995-06-12" calcext:value-type="date">
            <text:p>12.06.1995</text:p>
          </table:table-cell>
          <table:table-cell office:value-type="float" office:value="526643983" calcext:value-type="float">
            <text:p>52664398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ędrych</text:p>
          </table:table-cell>
          <table:table-cell office:value-type="string" calcext:value-type="string">
            <text:p>Wlademar</text:p>
          </table:table-cell>
          <table:table-cell table:style-name="ce2" office:value-type="string" calcext:value-type="string">
            <text:p>III B</text:p>
          </table:table-cell>
          <table:table-cell office:value-type="string" calcext:value-type="string">
            <text:p>Bydgoszcz</text:p>
          </table:table-cell>
          <table:table-cell table:style-name="ce3" office:value-type="date" office:date-value="1995-02-21" calcext:value-type="date">
            <text:p>21.02.1995</text:p>
          </table:table-cell>
          <table:table-cell office:value-type="float" office:value="645543234" calcext:value-type="float">
            <text:p>6455432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owalik </text:p>
          </table:table-cell>
          <table:table-cell office:value-type="string" calcext:value-type="string">
            <text:p>Wioletta</text:p>
          </table:table-cell>
          <table:table-cell table:style-name="ce2" office:value-type="string" calcext:value-type="string">
            <text:p>III C</text:p>
          </table:table-cell>
          <table:table-cell office:value-type="string" calcext:value-type="string">
            <text:p>Szubin</text:p>
          </table:table-cell>
          <table:table-cell table:style-name="ce3" office:value-type="date" office:date-value="1995-10-23" calcext:value-type="date">
            <text:p>23.10.1995</text:p>
          </table:table-cell>
          <table:table-cell office:value-type="float" office:value="643212322" calcext:value-type="float">
            <text:p>6432123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entz</text:p>
          </table:table-cell>
          <table:table-cell office:value-type="string" calcext:value-type="string">
            <text:p>Jakub</text:p>
          </table:table-cell>
          <table:table-cell table:style-name="ce2" office:value-type="string" calcext:value-type="string">
            <text:p>III A</text:p>
          </table:table-cell>
          <table:table-cell office:value-type="string" calcext:value-type="string">
            <text:p>Bydgoszcz</text:p>
          </table:table-cell>
          <table:table-cell table:style-name="ce3" office:value-type="date" office:date-value="1995-01-04" calcext:value-type="date">
            <text:p>4.01.1995</text:p>
          </table:table-cell>
          <table:table-cell office:value-type="float" office:value="523437456" calcext:value-type="float">
            <text:p>5234374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uszyńska</text:p>
          </table:table-cell>
          <table:table-cell office:value-type="string" calcext:value-type="string">
            <text:p>Monika</text:p>
          </table:table-cell>
          <table:table-cell table:style-name="ce2" office:value-type="string" calcext:value-type="string">
            <text:p>III B</text:p>
          </table:table-cell>
          <table:table-cell office:value-type="string" calcext:value-type="string">
            <text:p>Bydgoszcz</text:p>
          </table:table-cell>
          <table:table-cell table:style-name="ce3" office:value-type="date" office:date-value="1995-06-17" calcext:value-type="date">
            <text:p>17.06.1995</text:p>
          </table:table-cell>
          <table:table-cell office:value-type="float" office:value="524312345" calcext:value-type="float">
            <text:p>5243123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arosław</text:p>
          </table:table-cell>
          <table:table-cell table:style-name="ce2" office:value-type="string" calcext:value-type="string">
            <text:p>III C</text:p>
          </table:table-cell>
          <table:table-cell office:value-type="string" calcext:value-type="string">
            <text:p>Nakło nad Notecią</text:p>
          </table:table-cell>
          <table:table-cell table:style-name="ce3" office:value-type="date" office:date-value="1995-03-12" calcext:value-type="date">
            <text:p>12.03.1995</text:p>
          </table:table-cell>
          <table:table-cell office:value-type="float" office:value="675423325" calcext:value-type="float">
            <text:p>6754233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arczyk</text:p>
          </table:table-cell>
          <table:table-cell office:value-type="string" calcext:value-type="string">
            <text:p>Rafał</text:p>
          </table:table-cell>
          <table:table-cell table:style-name="ce2" office:value-type="string" calcext:value-type="string">
            <text:p>III A</text:p>
          </table:table-cell>
          <table:table-cell office:value-type="string" calcext:value-type="string">
            <text:p>Bydgoszcz</text:p>
          </table:table-cell>
          <table:table-cell table:style-name="ce3" office:value-type="date" office:date-value="1995-12-22" calcext:value-type="date">
            <text:p>22.12.1995</text:p>
          </table:table-cell>
          <table:table-cell office:value-type="float" office:value="543453321" calcext:value-type="float">
            <text:p>5434533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ller</text:p>
          </table:table-cell>
          <table:table-cell office:value-type="string" calcext:value-type="string">
            <text:p>Aleksandra</text:p>
          </table:table-cell>
          <table:table-cell table:style-name="ce2" office:value-type="string" calcext:value-type="string">
            <text:p>III B</text:p>
          </table:table-cell>
          <table:table-cell office:value-type="string" calcext:value-type="string">
            <text:p>Inowrocław</text:p>
          </table:table-cell>
          <table:table-cell table:style-name="ce3" office:value-type="date" office:date-value="1995-11-04" calcext:value-type="date">
            <text:p>4.11.1995</text:p>
          </table:table-cell>
          <table:table-cell office:value-type="float" office:value="524365421" calcext:value-type="float">
            <text:p>5243654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riewe</text:p>
          </table:table-cell>
          <table:table-cell office:value-type="string" calcext:value-type="string">
            <text:p>Robert</text:p>
          </table:table-cell>
          <table:table-cell table:style-name="ce2" office:value-type="string" calcext:value-type="string">
            <text:p>III A</text:p>
          </table:table-cell>
          <table:table-cell office:value-type="string" calcext:value-type="string">
            <text:p>Bydgoszcz</text:p>
          </table:table-cell>
          <table:table-cell table:style-name="ce3" office:value-type="date" office:date-value="1995-02-15" calcext:value-type="date">
            <text:p>15.02.1995</text:p>
          </table:table-cell>
          <table:table-cell office:value-type="float" office:value="524323423" calcext:value-type="float">
            <text:p>5243234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pitza</text:p>
          </table:table-cell>
          <table:table-cell office:value-type="string" calcext:value-type="string">
            <text:p>Adam</text:p>
          </table:table-cell>
          <table:table-cell table:style-name="ce2" office:value-type="string" calcext:value-type="string">
            <text:p>III C</text:p>
          </table:table-cell>
          <table:table-cell office:value-type="string" calcext:value-type="string">
            <text:p>Białe Błota</text:p>
          </table:table-cell>
          <table:table-cell table:style-name="ce3" office:value-type="date" office:date-value="1995-08-23" calcext:value-type="date">
            <text:p>23.08.1995</text:p>
          </table:table-cell>
          <table:table-cell office:value-type="float" office:value="506231334" calcext:value-type="float">
            <text:p>5062313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korska</text:p>
          </table:table-cell>
          <table:table-cell office:value-type="string" calcext:value-type="string">
            <text:p>Magdalena</text:p>
          </table:table-cell>
          <table:table-cell table:style-name="ce2" office:value-type="string" calcext:value-type="string">
            <text:p>III B</text:p>
          </table:table-cell>
          <table:table-cell office:value-type="string" calcext:value-type="string">
            <text:p>Otorowo</text:p>
          </table:table-cell>
          <table:table-cell table:style-name="ce3" office:value-type="date" office:date-value="1995-04-05" calcext:value-type="date">
            <text:p>5.04.1995</text:p>
          </table:table-cell>
          <table:table-cell office:value-type="float" office:value="607543543" calcext:value-type="float">
            <text:p>6075435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omczak</text:p>
          </table:table-cell>
          <table:table-cell office:value-type="string" calcext:value-type="string">
            <text:p>Róża</text:p>
          </table:table-cell>
          <table:table-cell table:style-name="ce2" office:value-type="string" calcext:value-type="string">
            <text:p>III A</text:p>
          </table:table-cell>
          <table:table-cell office:value-type="string" calcext:value-type="string">
            <text:p>Bydgoszcz</text:p>
          </table:table-cell>
          <table:table-cell table:style-name="ce3" office:value-type="date" office:date-value="1995-04-18" calcext:value-type="date">
            <text:p>18.04.1995</text:p>
          </table:table-cell>
          <table:table-cell office:value-type="float" office:value="524323244" calcext:value-type="float">
            <text:p>524323244</text:p>
          </table:table-cell>
          <table:table-cell table:number-columns-repeated="58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rkusz2" table:style-name="ta2">
        <table:table-column table:style-name="co3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rkusz3" table:style-name="ta3">
        <table:table-column table:style-name="co3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15P2" style:volatile="true">
      <number:text> </number:text>
      <number:fill-character> </number:fill-character>
      <number:text>-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16P2" style:volatile="true">
      <number:text> </number:text>
      <number:fill-character> </number:fill-character>
      <number:text>-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izmowski</meta:initial-creator>
    <meta:creation-date>2014-01-06T20:37:52</meta:creation-date>
    <dc:creator>E</dc:creator>
    <dc:date>2014-01-10T15:00:55</dc:date>
    <meta:document-statistic meta:table-count="3" meta:cell-count="96" meta:object-count="0"/>
    <meta:generator>LibreOffice/7.1.3.2$Windows_X86_64 LibreOffice_project/47f78053abe362b9384784d31a6e56f8511eb1c1</meta:generator>
  </office:meta>
</office:document-meta>
</file>